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6pt" style:font-size-asian="16pt" style:text-underline-type="single" style:text-underline-style="solid" style:text-underline-width="auto" style:text-underline-mode="continuous"/>
    </style:style>
    <style:style style:name="P2" style:parent-style-name="Normal" style:family="paragraph">
      <style:paragraph-properties fo:text-align="center"/>
      <style:text-properties fo:font-size="16pt" style:font-size-asian="16pt" style:text-underline-type="single" style:text-underline-style="solid" style:text-underline-width="auto" style:text-underline-mode="continuous"/>
    </style:style>
    <style:style style:name="P3"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4" style:parent-style-name="Normal" style:family="paragraph">
      <style:text-properties fo:font-weight="bold" style:font-weight-asian="bold" fo:font-size="14pt" style:font-size-asian="14pt" style:text-underline-type="single" style:text-underline-style="solid" style:text-underline-width="auto" style:text-underline-mode="continuous"/>
    </style:style>
    <style:style style:name="P5" style:parent-style-name="Normal" style:family="paragraph">
      <style:text-properties fo:font-size="12pt" style:font-size-asian="12pt"/>
    </style:style>
    <style:style style:name="P6" style:parent-style-name="Normal" style:family="paragraph">
      <style:text-properties fo:font-size="12pt" style:font-size-asian="12pt"/>
    </style:style>
    <style:style style:name="P7" style:parent-style-name="Normal" style:family="paragraph">
      <style:text-properties fo:font-size="12pt" style:font-size-asian="12pt"/>
    </style:style>
    <style:style style:name="P8" style:parent-style-name="Normal" style:family="paragraph">
      <style:text-properties fo:font-size="12pt" style:font-size-asian="12pt"/>
    </style:style>
    <style:style style:name="P9" style:parent-style-name="Normal" style:family="paragraph">
      <style:text-properties fo:font-size="12pt" style:font-size-asian="12pt"/>
    </style:style>
    <style:style style:name="P10" style:parent-style-name="Normal" style:family="paragraph">
      <style:text-properties fo:font-size="12pt" style:font-size-asian="12pt"/>
    </style:style>
    <style:style style:name="P11" style:parent-style-name="Normal" style:family="paragraph">
      <style:text-properties fo:font-size="12pt" style:font-size-asian="12pt"/>
    </style:style>
    <style:style style:name="P12" style:parent-style-name="Normal" style:family="paragraph">
      <style:text-properties fo:font-size="12pt" style:font-size-asian="12pt"/>
    </style:style>
    <style:style style:name="P13" style:parent-style-name="Normal" style:family="paragraph">
      <style:text-properties fo:font-size="12pt" style:font-size-asian="12pt"/>
    </style:style>
    <style:style style:name="P14" style:parent-style-name="Normal" style:family="paragraph">
      <style:text-properties fo:font-size="12pt" style:font-size-asian="12pt"/>
    </style:style>
    <style:style style:name="P15" style:parent-style-name="Normal" style:family="paragraph">
      <style:text-properties fo:font-size="12pt" style:font-size-asian="12pt"/>
    </style:style>
    <style:style style:name="P16" style:parent-style-name="Normal" style:family="paragraph">
      <style:text-properties fo:font-size="12pt" style:font-size-asian="12pt"/>
    </style:style>
    <style:style style:name="P17" style:parent-style-name="Normal" style:family="paragraph">
      <style:text-properties fo:font-size="12pt" style:font-size-asian="12pt"/>
    </style:style>
    <style:style style:name="P18" style:parent-style-name="Normal" style:family="paragraph">
      <style:text-properties fo:font-size="12pt" style:font-size-asian="12pt"/>
    </style:style>
    <style:style style:name="P19" style:parent-style-name="Normal" style:family="paragraph">
      <style:text-properties fo:font-size="12pt" style:font-size-asian="12pt"/>
    </style:style>
    <style:style style:name="P20" style:parent-style-name="Normal" style:family="paragraph">
      <style:text-properties fo:font-size="12pt" style:font-size-asian="12pt"/>
    </style:style>
    <style:style style:name="P21" style:parent-style-name="Normal" style:family="paragraph">
      <style:text-properties fo:font-size="12pt" style:font-size-asian="12pt"/>
    </style:style>
    <style:style style:name="P22" style:parent-style-name="Normal" style:family="paragraph">
      <style:text-properties fo:font-size="12pt" style:font-size-asian="12pt"/>
    </style:style>
    <style:style style:name="P23" style:parent-style-name="Normal" style:family="paragraph">
      <style:text-properties fo:font-size="12pt" style:font-size-asian="12pt"/>
    </style:style>
    <style:style style:name="P24" style:parent-style-name="Normal" style:family="paragraph">
      <style:text-properties fo:font-size="12pt" style:font-size-asian="12pt"/>
    </style:style>
    <style:style style:name="P25" style:parent-style-name="Normal" style:family="paragraph">
      <style:text-properties fo:font-size="12pt" style:font-size-asian="12pt"/>
    </style:style>
    <style:style style:name="P26" style:parent-style-name="Normal" style:family="paragraph">
      <style:text-properties fo:font-size="12pt" style:font-size-asian="12pt"/>
    </style:style>
    <style:style style:name="P27" style:parent-style-name="Normal" style:family="paragraph">
      <style:text-properties fo:font-size="12pt" style:font-size-asian="12pt"/>
    </style:style>
    <style:style style:name="P28" style:parent-style-name="Normal" style:family="paragraph">
      <style:text-properties fo:font-size="12pt" style:font-size-asian="12pt"/>
    </style:style>
    <style:style style:name="P29" style:parent-style-name="Normal" style:family="paragraph">
      <style:text-properties fo:font-size="12pt" style:font-size-asian="12pt"/>
    </style:style>
    <style:style style:name="P30" style:parent-style-name="Normal" style:family="paragraph">
      <style:text-properties fo:font-size="12pt" style:font-size-asian="12pt"/>
    </style:style>
    <style:style style:name="P31" style:parent-style-name="Normal" style:family="paragraph">
      <style:text-properties fo:font-size="12pt" style:font-size-asian="12pt"/>
    </style:style>
    <style:style style:name="P32" style:parent-style-name="Normal" style:family="paragraph">
      <style:text-properties fo:font-size="12pt" style:font-size-asian="12pt"/>
    </style:style>
    <style:style style:name="P33" style:parent-style-name="Normal" style:family="paragraph">
      <style:text-properties fo:font-size="12pt" style:font-size-asian="12pt"/>
    </style:style>
  </office:automatic-styles>
  <office:body>
    <office:text text:use-soft-page-breaks="true">
      <text:p text:style-name="P1">Grand site promotional plan</text:p>
      <text:p text:style-name="P2"/>
      <text:p text:style-name="P3">Ideas on how to promote the grand site</text:p>
      <text:p text:style-name="P4"/>
      <text:p text:style-name="P5">Firstly,<text:s/>before we decide on how to promote the website we will need to ensure that the website itself is accessible<text:s/>on a multitude of different browsers, the website as a minimum should be at least compatible with the mainstream browsers such as google chrome, Firefox and internet explorer. When promoting the<text:s/>website,<text:s/>we also need to emphasise the amount of resources and information there is on the range of health areas we have.</text:p>
      <text:p text:style-name="P6">An idea we had in which the client could promote the site would be to hang up posters at health clinics and hospitals. This would be an effective way to promote the website because most people who go to health clinics or hospitals will be interested in how to improve their health so they don’t have to go there again. The client could also give out<text:s/>handouts that can be given out to people at the clinics and hospitals so that they can take a glance at some features and topics<text:s/>on the website so that they’re more likely to actually visit and make use of the website.<text:s/></text:p>
      <text:p text:style-name="P7"/>
      <text:p text:style-name="P8">Another way to promote site would be social media.<text:s/></text:p>
      <text:p text:style-name="P9">With social media increasing in popularity as more and more people get acess to the internet social media platforms are becoming an increasingly effective way to advertise. There are also multiple different ways to promote something on social media such as creating a page and getting people to share and promote it. An overwhelming majority of people who use social media are also young adults so it is effectively being aimed at the target audience. <text:s/>There are also lots of different social media platforms that would be suitable for the website to try and promote itself on such as twitter and Facebook.</text:p>
      <text:p text:style-name="P10">Social media can<text:s/>also be used as a platform to run and maintain a dedicated fan page which can be used to talk to, this fan page could also be used to run a promotion campaign that could attract attention from the target audience. Social media platforms like Facebook and twitter are free and won’t cost the website anything to try and promote it and also help us to engage and appeal to the community.</text:p>
      <text:p text:style-name="P11">The website will be promoted via social media by a team member for around 2 months then it will the<text:s/>client’s<text:s/>responsibility, the team member will spend around 2 hours a week running the fan page.</text:p>
      <text:p text:style-name="P12"/>
      <text:p text:style-name="P13">When the website is officially launched we can attempt to negotiate with other health websites to have link exchanges with us.<text:s/>This essentially works by having each website to link to each other. This can help to bring people to the website as the link our websites link<text:s/><text:soft-page-break/>being displayed on other people websites could persuade them to go and visit our website. <text:s/>We can also rely on<text:s/>natural links which will naturally form and will link people to our website from other websites because of things like good content or advice.<text:s/>Websites we could link exchange with could be public health agency, UKPHA and noo.org.</text:p>
      <text:p text:style-name="P14">Having these websites and online sources linking to our website will also increase our websites page rank which is an<text:s/>algorithm used by google search to give a rank to a website based of how many backlinks the website has, this means if we have lots of backlinks our website will increase in ranks and will be more likely to appear in the top of the search results.<text:s/></text:p>
      <text:p text:style-name="P15">Online<text:s/>forums are a good way to directly appeal to an audience, a good type of forum could be a health forum because our website directly links and will appeal to people on this forum. There are also hundreds of different health forums on the web and we can use<text:s/>these to promote our website and with a target audience who is already on a health forum they are more likely to click and read something that directly relates to them.</text:p>
      <text:p text:style-name="P16">Answering health questions on forums and community website would also be a great way to<text:s/>promote the website as it shows our knowledge in these particular areas and people will be more likely to visit if we will actually have answers for their problems.<text:s/></text:p>
      <text:p text:style-name="P17">Once the website is finished the team will promote the website on public forums for around a week and spend around 6 hours posting in this week. Once this week is over the client will be responsible for promoting it on forums.</text:p>
      <text:p text:style-name="P18"/>
      <text:p text:style-name="P19">Finally,<text:s/>the last way I can think of to promote our website is to host QnA sessions were we answer questions our audience has. This will help as if they get an answer that helps them personally they will be much more likely to share it to other people because it actually helped them and could help these people too.<text:s/>Hosting this QnA session will be dependent on the client because the development team can only promote the site and cannot really answer questions about health in young adults.<text:s/></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eve mitchell</meta:initial-creator>
    <dc:creator>steve mitchell</dc:creator>
    <meta:creation-date>2016-03-24T15:55:00Z</meta:creation-date>
    <dc:date>2016-06-13T21:08:00Z</dc:date>
    <meta:template xlink:href="Normal" xlink:type="simple"/>
    <meta:editing-cycles>10</meta:editing-cycles>
    <meta:editing-duration>PT4560S</meta:editing-duration>
    <meta:document-statistic meta:page-count="3" meta:paragraph-count="9" meta:word-count="706" meta:character-count="4725" meta:row-count="33" meta:non-whitespace-character-count="4028"/>
  </office:meta>
</office:document-meta>
</file>